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T1" style:family="text">
      <style:text-properties fo:background-color="#adff2f" loext:char-shading-value="0"/>
    </style:style>
    <style:style style:name="T2" style:family="text">
      <style:text-properties fo:background-color="#adff2f" loext:char-shading-value="0"/>
    </style:style>
    <style:style style:name="T3" style:family="text">
      <style:text-properties officeooo:rsid="00179041"/>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regresión de valores genéticos estimados e información de ponderación para análisis de regresión genómica.</text:p>
      <text:p text:style-name="P1"/>
      <text:p text:style-name="P2">Fondo</text:p>
      <text:p text:style-name="P3"/>
      <text:p text:style-name="P3"><text:span text:style-name="T2">La predicción genómica [1] involucra el uso de genotipos marcadores para predecir el mérito genético de los animales en una población objetivo con base en estimaciones de regresión del desempeño en genotipos marcadores de alta densidad en una población de entrenamiento. Las poblaciones de entrenamiento pueden involucrar animales genotipados con tipos alternativos de información que incluye medidas únicas o repetidas del desempeño fenotípico individual, información sobre la progenie, valores de cría estimados (EBV) de evaluaciones genéticas, o una mezcla combinada de más de una de estas fuentes de información.</text:span> Al combinar información de diferentes tipos, es deseable para evitar cualquier sesgo introducido por el agrupamiento y para tener en cuenta la varianza heterogénea para que se haga el mejor uso de la información disponible.</text:p>
      <text:p text:style-name="P3"/>
      <text:p text:style-name="P3"><text:span text:style-name="T2">La incertidumbre en cuanto a si EBV debe usarse o no directamente o eliminarse o reemplazarse por medidas como la desviación del rendimiento hija (DYD) [2], y la manera en que la información debe ponderarse, si es que se debe ponderar, ha sido evidente durante algún tiempo en literatura relacionada con el descubrimiento y el mapeo fino de loci de rasgos cuantitativos (QTL).</text:span> Por lo general, en modelos de efectos fijos con residuos no correlacionados, las observaciones se ponderarían por el inverso de sus varianzas. Morsci et al. [3] señalaron el comportamiento contrario a la intuición de usar el recíproco de la varianza de los valores genéticos como pesos en la caracterización de QTL y siguió los argumentos de Rodríguez-Zas et al.[4] al usar la confiabilidad como pesos.Rodríguez-Zas et al.[4] hizo análisis que estaban limitados por las características del software elegido, por lo que EBV/2 (es decir, la capacidad de transmisión predicha PTA) se multiplicó por la raíz cuadrada de la confiabilidad y se analizó sin ponderar. El inverso de la varianza del DYD. Spelman et al. [6] tuvieron acceso directo al DYD y de manera similar los ponderaron por el inverso de su varianza escalada, equivalente a usar el inverso de la confiabilidad como pesos. <text:span text:style-name="T2">Otros investigadores han informado el uso de PTA [7], PTA estandarizado [7,8] o DYD ponderado por las respectivas confiabilidades [8]. La incertidumbre asociada con el uso de información para el descubrimiento de QTL se ha extendido recientemente a la predicción genómica.</text:span> Una encuesta Interbull [9] de métodos que se están utilizados en varios países para la predicción genómica del ganado lechero informaron que algunos investigadores utilizaron pruebas desregresionadas ponderadas con las correspondientes confiabilidades, otros utilizaron DYD ponderado por contribuciones efectivas de hijas, mientras que otros utilizaron EBV sin ninguna ponderación. El objetivo de este artículo es presentar una lógica argumento a favor del uso de información sin regresión, ponderada apropiadamente para el análisis. Para simplificar, consideramos la varianza residual desde la perspectiva de un modelo aditivo pero los conceptos de deregresión y ponderación se extienden a análisis que incluyen dominancia y epistasis.</text:p>
      <text:p text:style-name="P3"/>
      <text:p text:style-name="P2">Métodos</text:p>
      <text:p text:style-name="P3"/>
      <text:p text:style-name="P2">- Un modelo ideal</text:p>
      <text:p text:style-name="P3"/>
      <text:p text:style-name="P3"><text:span text:style-name="T2">La predicción genómica implica el uso de genotipos o haplotipos para predecir el mérito genético. Conceptualmente, consta de dos fases, una fase de entrenamiento en la que se estiman los efectos genotípicos o haplotípicos, normalmente como efectos aleatorios, en un escenario de modelo mixto, seguida de una fase de aplicación en la que el mérito genómico de los candidatos a la selección se predice a partir del conocimiento de sus genotipos y los efectos previamente estimados de la fase de entrenamiento. Los datos ideales para el entrenamiento serían los datos del mérito genético verdadero </text:span><text:soft-page-break/><text:span text:style-name="T2">observados en animales no relacionados en ausencia de selección.</text:span> En ese caso, el modelo la ecuacion seria:</text:p>
      <text:p text:style-name="P3"/>
      <text:p text:style-name="P3">…</text:p>
      <text:p text:style-name="P3"/>
      <text:p text:style-name="P3">donde g es un vector del verdadero mérito genético (es decir, el valor genético BV) con ... , el escalar ... es la varianza genética y T se puede construir utilizando la teoría a partir de análisis combinados de desequilibrio de ligamiento y ligamiento [10], μ es un intercepto, M es una matriz de incidencia cuyas columnas son covariables para efectos de sustitución, genotípicos o haplotípicos, a son efectos a estimar, ... G es una matriz de relaciones genómicas [11-13], ε es la falta de ajuste, . .., con suerte, pequeño y será 0 si BV pudiera estimarse perfectamente como una función lineal de los genotipos marcadores observados. En diferentes entornos, a podría definirse como un vector de efectos fijos [14] o un vector de efectos aleatorios [1] "Incluso cuando a es fijo, Ma es aleatorio porque M, que contiene genotipos, es aleatorio. Sin embargo, en los análisis genómicos, M se trata como fijo porque el análisis está condicionado a los genotipos observados. Las cuestiones filosóficas relacionadas con la aleatoriedad de M y a son discutidos en detalle por Gianola [15] pero para nuestro contexto ... es suficiente definir sin especificar explícitamente las propiedades distributivas de M o a. </text:p>
      <text:p text:style-name="P3"/>
      <text:p text:style-name="P3">Es poco probable que los genotipos utilizados como covariables en Ma capturen toda la variación en el verdadero mérito genético, ya sea porque no cubren de manera integral todo el genoma o porque el desequilibrio de enlace entre los marcadores y los genes causales no es perfecto. ya sea que a se trate como un efecto fijo (p. ej., GLS) o aleatorio (p. ej., BLUP). covarianza entre los efectos de falta de ajuste para diferentes animales, sin embargo, se puede aproximar utilizando el conocimiento sobre el pedigrí usando la matriz de relación aditiva, A [16].Estas covarianzas de falta de ajuste se pueden acomodar ajustando un efecto poligénico para cada animal, en Además de los genotipos marcadores [17], o explicados mediante el modelado explícito de residuos correlacionados. Para un animal no consanguíneo, ... por lo tanto ... y la proporción de la variación genética no ac contado por los marcadores se puede definir como... El escalar c será cercano a 0 si los marcadores explican la mayor parte de la variación genética y cercano a 1 si los marcadores funcionan mal.</text:p>
      <text:p text:style-name="P3"/>
      <text:p text:style-name="P5">- Un modelo que utiliza registros fenotípicos individuales</text:p>
      <text:p text:style-name="P5"/>
      <text:p text:style-name="P4">En la práctica, no podemos darnos el lujo de usar BV verdadero como datos en la predicción genómica. Una circunstancia más común podría implicar el entrenamiento basado en observaciones fenotípicas que incluyen efectos fijos en el fenotipo denotado Xb, donde X es una matriz de incidencia para efectos no genéticos fijos en b. Una ecuación modelo apropiada para los fenotipos es</text:p>
      <text:p text:style-name="P4"/>
      <text:p text:style-name="P4">…</text:p>
      <text:p text:style-name="P4"/>
      <text:p text:style-name="P4">donde e es un vector de efectos residuales o no genéticos aleatorios En comparación con (1), el uso de y para el entrenamiento implica la adición de los vectores Xb y e al lado izquierdo y derecho, inflando la varianza y dando dando</text:p>
      <text:p text:style-name="P4"/>
      <text:p text:style-name="P4">…</text:p>
      <text:p text:style-name="P4"/>
      <text:p text:style-name="P4">con ... ya que cov(ε, e') = 0. Este modelo se puede ajustar incluyendo explícitamente un efecto poligénico aleatorio para ε, o teniendo en cuenta la no - estructura de varianza-covarianza diagonal de los residuos definidos como var (ε + e). La inclusión de un término poligénico no se suele hacer en los análisis de predicción genómica [12,18], y cuando se lleva a cabo no parece alterar notablemente la <text:soft-page-break/>precisión de las predicciones genómicas [Habier D. Comunicación personal]. Suponer que var (ε + e) ​​​​es una matriz de identidad escalada facilita la computación involucrada en el ajuste de este modelo, ya que las ecuaciones del modelo mixto relevantes se pueden modificar multiplicando los lados izquierdo y derecho. por el parámetro de escala desconocido como se hace normalmente en los análisis de un solo rasgo.Sin embargo, esta no es una opción si los residuos son heterogéneos, por ejemplo, porque implican un número variable de observaciones repetidas.</text:p>
      <text:p text:style-name="P4"/>
      <text:p text:style-name="P5">- Un modelo que utiliza registros repetidos sobre el individuo.</text:p>
      <text:p text:style-name="P4"/>
      <text:p text:style-name="P4">Considere la circunstancia en la que las observaciones de entrenamiento son un vector y n que representa observaciones que son la media de n observaciones en el individuo con n potencialmente variable. En ese caso, la ecuación (3) se convierte en</text:p>
      <text:p text:style-name="P4"/>
      <text:p text:style-name="P4">…</text:p>
      <text:p text:style-name="P4"/>
      <text:p text:style-name="P4">Con ... , una matriz diagonal con elementos ... siendo ... la varianza fenotípica, la heredabilidad h y la repetibilidad t Ignorando los elementos fuera de la diagonal de E, los elementos de la inversa de R con R = var (ε) + D sería para animales no consanguíneos... En modelos de efectos fijos, esta matriz se puede escalar arbitrariamente por conveniencia En modelos univariados de efectos aleatorios, una práctica común es formular ecuaciones de modelos mixtos usando las proporciones de residuos varianza a varianzas de los efectos aleatorios. Aquí, tiene sentido factorizar la varianza residual de una observación fenotípica, es decir, ... , de la expresión de la varianza residual de la media de n observaciones. En esta circunstancia, una inversa de la varianza residual siendo ... o equivalentemente</text:p>
      <text:p text:style-name="P4"/>
      <text:p text:style-name="P4">…</text:p>
      <text:p text:style-name="P4"/>
      <text:p text:style-name="P4">que se puede utilizar para análisis de regresión ponderados que tratan los efectos de los marcadores como fijos o aleatorios. Cuando c = 0, los efectos genéticos pueden explicarse perfectamente por el modelo, y para n = 1, una sola observación en el individuo, el peso es 1 para <text:span text:style-name="T3">cualquier heredabilidad</text:span>. Es conveniente escalar las ponderaciones porque los registros con mucha información superan 1 y las ponderaciones son independientes de las características, lo cual es útil cuando se analizan múltiples características con idéntica heredabilidad y contenido de información.</text:p>
      <text:p text:style-name="P4"/>
      <text:p text:style-name="P5">- Promedios de descendencia como datos</text:p>
      <text:p text:style-name="P5"><text:span text:style-name="T4"/></text:p>
      <text:p text:style-name="P5"><text:span text:style-name="T4">En algunos casos, los datos de entrenamiento pueden representar la media de p mediciones individuales en varias crías, en lugar del fenotipo medio del animal genotipado. En esa circunstancia, la varianza residual incluye un componente genético para el muestreo de pareja y mendeliano. progenie significa con parejas no emparentadas y sin variación ambiental común, .... Sin embargo, la progenie media de medios hermanos contiene solo la mitad del mérito genético del padre, por lo tanto, las covariables genotípicas deben reducirse a la mitad, o la media debe duplicarse, para poder analizar datos que incluyen registros sobre individuos genotipados y registros sobre la descendencia de individuos genotipados La varianza para el doble de la media de la progenie es ..., y sumando ... , factorizando  e 2 e invirtiendo da</text:span></text:p>
      <text:p text:style-name="P5"><text:span text:style-name="T4"/></text:p>
      <text:p text:style-name="P5"><text:span text:style-name="T4">…</text:span></text:p>
      <text:p text:style-name="P5"><text:span text:style-name="T4"/></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5T08:17:58.045721730</meta:creation-date>
    <dc:date>2022-01-25T10:02:33.498438795</dc:date>
    <meta:editing-duration>PT1H13M42S</meta:editing-duration>
    <meta:editing-cycles>13</meta:editing-cycles>
    <meta:generator>LibreOffice/6.0.7.3$Linux_X86_64 LibreOffice_project/00m0$Build-3</meta:generator>
    <meta:document-statistic meta:table-count="0" meta:image-count="0" meta:object-count="0" meta:page-count="3" meta:paragraph-count="25" meta:word-count="1660" meta:character-count="10422" meta:non-whitespace-character-count="8782"/>
  </office:meta>
</office:document-meta>
</file>